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84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63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1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55cm" fo:min-width="0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1.37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7.55cm" fo:min-width="0.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57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18pt" fo:font-style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391cm" svg:height="2.384cm" svg:x="1.709cm" svg:y="2.2cm">
          <draw:text-box>
            <text:p>One-hot key of each </text:p>
            <text:p>surrounding word</text:p>
          </draw:text-box>
        </draw:frame>
        <draw:frame draw:style-name="gr2" draw:text-style-name="P1" draw:layer="layout" svg:width="4.346cm" svg:height="2.384cm" svg:x="15cm" svg:y="6.8cm">
          <draw:text-box>
            <text:p>One-hot key </text:p>
            <text:p>of the central </text:p>
            <text:p>word</text:p>
          </draw:text-box>
        </draw:frame>
        <draw:frame draw:style-name="gr3" draw:text-style-name="P1" draw:layer="layout" svg:width="2.314cm" svg:height="0.962cm" svg:x="1.7cm" svg:y="4.9cm">
          <draw:text-box>
            <text:p>1 x |<text:span text:style-name="T1">D</text:span>|</text:p>
          </draw:text-box>
        </draw:frame>
        <draw:custom-shape draw:style-name="gr4" draw:text-style-name="P2" draw:layer="layout" svg:width="0.7cm" svg:height="2.8cm" svg:x="4.4cm" svg:y="4.6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.878cm" svg:height="0.962cm" svg:x="5.201cm" svg:y="4.9cm">
          <draw:text-box>
            <text:p>1 x n</text:p>
          </draw:text-box>
        </draw:frame>
        <draw:custom-shape draw:style-name="gr6" draw:text-style-name="P2" draw:layer="layout" svg:width="0.7cm" svg:height="7.8cm" svg:x="14.001cm" svg:y="5.8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5.057cm" svg:height="1.673cm" svg:x="11.401cm" svg:y="14cm">
          <draw:text-box>
            <text:p>|D| neurons with</text:p>
            <text:p>n weights each</text:p>
          </draw:text-box>
        </draw:frame>
        <draw:line draw:style-name="gr8" draw:text-style-name="P3" draw:layer="layout" svg:x1="3.6cm" svg:y1="6cm" svg:x2="4.4cm" svg:y2="6cm">
          <text:p/>
        </draw:line>
        <draw:line draw:style-name="gr8" draw:text-style-name="P3" draw:layer="layout" svg:x1="5.1cm" svg:y1="6cm" svg:x2="7.8cm" svg:y2="8.4cm">
          <text:p/>
        </draw:line>
        <draw:line draw:style-name="gr8" draw:text-style-name="P3" draw:layer="layout" svg:x1="13cm" svg:y1="9.3cm" svg:x2="13.8cm" svg:y2="9.3cm">
          <text:p/>
        </draw:line>
        <draw:frame draw:style-name="gr3" draw:text-style-name="P1" draw:layer="layout" svg:width="2.314cm" svg:height="0.962cm" svg:x="15.5cm" svg:y="9.2cm">
          <draw:text-box>
            <text:p>1 x |<text:span text:style-name="T1">D</text:span>|</text:p>
          </draw:text-box>
        </draw:frame>
        <draw:line draw:style-name="gr8" draw:text-style-name="P3" draw:layer="layout" svg:x1="14.7cm" svg:y1="9.8cm" svg:x2="15.5cm" svg:y2="9.8cm">
          <text:p/>
        </draw:line>
        <draw:frame draw:style-name="gr1" draw:text-style-name="P1" draw:layer="layout" svg:width="5.188cm" svg:height="2.384cm" svg:x="8.71cm" svg:y="7.1cm">
          <draw:text-box>
            <text:p>Embedding of </text:p>
            <text:p>the central word </text:p>
            <text:p/>
          </draw:text-box>
        </draw:frame>
        <draw:frame draw:style-name="gr3" draw:text-style-name="P1" draw:layer="layout" svg:width="2.314cm" svg:height="0.962cm" svg:x="1.701cm" svg:y="8.2cm">
          <draw:text-box>
            <text:p>1 x |<text:span text:style-name="T1">D</text:span>|</text:p>
          </draw:text-box>
        </draw:frame>
        <draw:custom-shape draw:style-name="gr4" draw:text-style-name="P2" draw:layer="layout" svg:width="0.7cm" svg:height="2.8cm" svg:x="4.401cm" svg:y="7.9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.878cm" svg:height="0.962cm" svg:x="5.202cm" svg:y="8.2cm">
          <draw:text-box>
            <text:p>1 x n</text:p>
          </draw:text-box>
        </draw:frame>
        <draw:line draw:style-name="gr8" draw:text-style-name="P3" draw:layer="layout" svg:x1="3.601cm" svg:y1="9.3cm" svg:x2="4.401cm" svg:y2="9.3cm">
          <text:p/>
        </draw:line>
        <draw:line draw:style-name="gr8" draw:text-style-name="P3" draw:layer="layout" svg:x1="5.101cm" svg:y1="9.3cm" svg:x2="7.7cm" svg:y2="9.3cm">
          <text:p/>
        </draw:line>
        <draw:frame draw:style-name="gr3" draw:text-style-name="P1" draw:layer="layout" svg:width="2.314cm" svg:height="0.962cm" svg:x="1.702cm" svg:y="12.9cm">
          <draw:text-box>
            <text:p>1 x |<text:span text:style-name="T1">D</text:span>|</text:p>
          </draw:text-box>
        </draw:frame>
        <draw:custom-shape draw:style-name="gr4" draw:text-style-name="P2" draw:layer="layout" svg:width="0.7cm" svg:height="2.8cm" svg:x="4.402cm" svg:y="12.6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.878cm" svg:height="0.962cm" svg:x="5.403cm" svg:y="14.3cm">
          <draw:text-box>
            <text:p>1 x n</text:p>
          </draw:text-box>
        </draw:frame>
        <draw:line draw:style-name="gr8" draw:text-style-name="P3" draw:layer="layout" svg:x1="3.602cm" svg:y1="14cm" svg:x2="4.402cm" svg:y2="14cm">
          <text:p/>
        </draw:line>
        <draw:line draw:style-name="gr8" draw:text-style-name="P3" draw:layer="layout" svg:x1="5.102cm" svg:y1="14cm" svg:x2="7.7cm" svg:y2="9.8cm">
          <text:p/>
        </draw:line>
        <draw:frame draw:style-name="gr9" draw:text-style-name="P4" draw:layer="layout" svg:width="1.2cm" svg:height="1cm" draw:transform="rotate (-1.56346594393652) translate (5.396cm 10.996cm)">
          <draw:text-box>
            <text:p>…</text:p>
          </draw:text-box>
        </draw:frame>
        <draw:custom-shape draw:style-name="gr4" draw:text-style-name="P2" draw:layer="layout" svg:width="0.7cm" svg:height="2.8cm" svg:x="8.002cm" svg:y="7.7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3.165cm" svg:height="2.384cm" svg:x="7.1cm" svg:y="10.9cm">
          <draw:text-box>
            <text:p>Weighted</text:p>
            <text:p>average</text:p>
            <text:p>layer</text:p>
          </draw:text-box>
        </draw:frame>
        <draw:frame draw:style-name="gr5" draw:text-style-name="P1" draw:layer="layout" svg:width="1.878cm" svg:height="0.962cm" svg:x="9.001cm" svg:y="8.7cm">
          <draw:text-box>
            <text:p>1 x 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3T16:33:14.120028919</meta:creation-date>
    <dc:date>2021-10-22T15:40:50.926993119</dc:date>
    <meta:editing-duration>PT1H35M21S</meta:editing-duration>
    <meta:editing-cycles>23</meta:editing-cycles>
    <meta:generator>LibreOffice/6.4.7.2$Linux_X86_64 LibreOffice_project/40$Build-2</meta:generator>
    <meta:document-statistic meta:object-count="27"/>
  </office:meta>
</office:document-meta>
</file>